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b3030" officeooo:paragraph-rsid="000b30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Права и обязанности арендатора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3:18:34.471000000</meta:creation-date>
    <dc:date>2015-08-03T13:19:19.843000000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30" meta:non-whitespace-character-count="27"/>
    <meta:generator>LibreOffice/4.1.2.3$Windows_x86 LibreOffice_project/40b2d7fde7e8d2d7bc5a449dc65df4d08a7dd38</meta:generator>
  </office:meta>
</office:document-meta>
</file>